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f546" officeooo:paragraph-rsid="0010f546"/>
    </style:style>
    <style:style style:name="P2" style:family="paragraph" style:parent-style-name="Standard">
      <style:text-properties fo:font-weight="bold" officeooo:rsid="0010f546" officeooo:paragraph-rsid="0010f546" style:font-weight-asian="bold" style:font-weight-complex="bold"/>
    </style:style>
    <style:style style:name="P3" style:family="paragraph" style:parent-style-name="Standard">
      <style:text-properties fo:font-weight="bold" officeooo:rsid="0010f546" officeooo:paragraph-rsid="001245b5" style:font-weight-asian="bold" style:font-weight-complex="bold"/>
    </style:style>
    <style:style style:name="P4" style:family="paragraph" style:parent-style-name="Standard">
      <style:text-properties fo:font-weight="normal" officeooo:rsid="0010f546" officeooo:paragraph-rsid="0010f546" style:font-weight-asian="normal" style:font-weight-complex="normal"/>
    </style:style>
    <style:style style:name="P5" style:family="paragraph" style:parent-style-name="Standard">
      <style:text-properties fo:language="en" fo:country="US" fo:font-weight="bold" officeooo:rsid="001245b5" officeooo:paragraph-rsid="001245b5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388f1" officeooo:paragraph-rsid="001388f1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01245b5" officeooo:paragraph-rsid="001245b5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1388f1" officeooo:paragraph-rsid="001388f1" style:font-weight-asian="normal" style:font-weight-complex="normal"/>
    </style:style>
    <style:style style:name="P9" style:family="paragraph" style:parent-style-name="Standard">
      <style:text-properties fo:language="en" fo:country="US" officeooo:rsid="001245b5" officeooo:paragraph-rsid="001245b5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88f1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:</text:p>
      <text:p text:style-name="P1"/>
      <text:p text:style-name="P2">Commands to input parameters:</text:p>
      <text:p text:style-name="P1">setup (user can input parameters)</text:p>
      <text:p text:style-name="P9">readparameters path (reads parameters from given file)</text:p>
      <text:p text:style-name="P2"/>
      <text:p text:style-name="P1"><text:span text:style-name="T4">Methods to compute:</text:span></text:p>
      <text:p text:style-name="P1">calculate classic <text:s/><text:span text:style-name="T3">k</text:span> <text:span text:style-name="T2">([1], </text:span><text:span text:style-name="T3">where k is integer</text:span><text:span text:style-name="T2">)</text:span></text:p>
      <text:p text:style-name="P1">calcualte onebyone <text:span text:style-name="T1">(</text:span><text:span text:style-name="T2">[2])</text:span></text:p>
      <text:p text:style-name="P1"/>
      <text:p text:style-name="P2">Commands to load states:</text:p>
      <text:p text:style-name="P7">loadstate path j (loads state from given path by ignoring first j lines of the file)</text:p>
      <text:p text:style-name="P7">runsaved (calculates states starting from the loaded state using the onebyone method)</text:p>
      <text:p text:style-name="P3"/>
      <text:p text:style-name="P2">Other commands:</text:p>
      <text:p text:style-name="P4">debugmessages on (makes it possible to track progress of computation)</text:p>
      <text:p text:style-name="P8">printtofile all (Prints to file all calculated states)</text:p>
      <text:p text:style-name="P8">printtofile i (Prints to file state with number I)</text:p>
      <text:p text:style-name="P8"/>
      <text:p text:style-name="P6">Commands to plot:</text:p>
      <text:p text:style-name="P8">plot n (plots state n of last computation)</text:p>
      <text:p text:style-name="P8">plotsaved (plots saved state)</text:p>
      <text:p text:style-name="P8">setscale k (scales particles in the plot by double k)</text:p>
      <text:p text:style-name="P8"/>
      <text:p text:style-name="P8">[1]: Calculates states by moving all the particles in the same time. The integer k is number of threads your system can handle </text:p>
      <text:p text:style-name="P8">[2]: Calculates states by moving a single particle at the time. (Recommended option)</text:p>
      <text:p text:style-name="P4"/>
      <text:p text:style-name="P5">Recommended sequence of commands:</text:p>
      <text:p text:style-name="P5"/>
      <text:p text:style-name="P8">debugmessages on</text:p>
      <text:p text:style-name="P8">readparameters config.txt</text:p>
      <text:p text:style-name="P8">calculate onebyone</text:p>
      <text:p text:style-name="P8">plot 1 </text:p>
      <text:p text:style-name="P8">printfile al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21:44.894000000</meta:creation-date>
    <dc:date>2017-09-11T12:52:36.218000000</dc:date>
    <meta:editing-duration>PT29M20S</meta:editing-duration>
    <meta:editing-cycles>1</meta:editing-cycles>
    <meta:document-statistic meta:table-count="0" meta:image-count="0" meta:object-count="0" meta:page-count="1" meta:paragraph-count="26" meta:word-count="167" meta:character-count="1059" meta:non-whitespace-character-count="915"/>
    <meta:generator>LibreOffice/4.3.0.4$Windows_x86 LibreOffice_project/62ad5818884a2fc2e5780dd45466868d41009ec0</meta:generator>
  </office:meta>
</office:document-meta>
</file>